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abc</text:p>
          </table:table-cell>
          <table:table-cell office:value-type="string">
            <text:p>jkl</text:p>
          </table:table-cell>
          <table:table-cell/>
          <table:table-cell office:value-type="string">
            <text:p>stu</text:p>
          </table:table-cell>
        </table:table-row>
        <table:table-row table:style-name="ro1">
          <table:table-cell office:value-type="string">
            <text:p>def</text:p>
          </table:table-cell>
          <table:table-cell office:value-type="string">
            <text:p>mno</text:p>
          </table:table-cell>
          <table:table-cell/>
          <table:table-cell office:value-type="string">
            <text:p>vwx</text:p>
          </table:table-cell>
        </table:table-row>
        <table:table-row table:style-name="ro1">
          <table:table-cell office:value-type="string">
            <text:p>ghi</text:p>
          </table:table-cell>
          <table:table-cell office:value-type="string">
            <text:p>pqr</text:p>
          </table:table-cell>
          <table:table-cell/>
          <table:table-cell office:value-type="string">
            <text:p>y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ornelsen</meta:initial-creator>
    <meta:creation-date>2013-04-08T15:49:55</meta:creation-date>
    <dc:date>2013-04-08T15:50:30</dc:date>
    <dc:creator>Jim Kornelsen</dc:creator>
    <meta:editing-duration>P0D</meta:editing-duration>
    <meta:editing-cycles>1</meta:editing-cycles>
    <meta:document-statistic meta:table-count="1" meta:cell-count="9" meta:object-count="0"/>
    <meta:generator>LibreOffice/4.0.1.2$Linux_x86 LibreOffice_project/400m0$Build-2</meta:generator>
  </office:meta>
</office:document-meta>
</file>